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2f0" officeooo:paragraph-rsid="001e32f0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rsid="001e32f0" officeooo:paragraph-rsid="001e32f0"/>
    </style:style>
    <style:style style:name="P3" style:family="paragraph" style:parent-style-name="Standard">
      <style:text-properties officeooo:rsid="00203af7" officeooo:paragraph-rsid="00203af7"/>
    </style:style>
    <style:style style:name="T1" style:family="text">
      <style:text-properties officeooo:rsid="001f159a"/>
    </style:style>
    <style:style style:name="T2" style:family="text">
      <style:text-properties fo:color="#bcbec4" loext:opacity="100%" style:font-name="0" fo:font-size="10pt" style:font-size-asian="10pt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style:font-name="DejaVu Sa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优化方案</text:p>
      <text:p text:style-name="P1">1：使用子轮廓进行识别<text:span text:style-name="T1">(貌似也没有特别大的必要</text:span></text:p>
      <text:p text:style-name="P1">2：优化roi rect选择（封装一个sort pts 然后用上去）</text:p>
      <text:p text:style-name="P1">3：尝试提高识别鲁棒性（真的能那么极限的瞄准吗）</text:p>
      <text:p text:style-name="P3"/>
      <text:p text:style-name="P2"><text:span text:style-name="T2"><text:s/></text:span><text:span text:style-name="T4">cv</text:span><text:span text:style-name="T3">::</text:span><text:span text:style-name="T5">Point2f </text:span><text:span text:style-name="T3">flow_pts[</text:span><text:span text:style-name="T6">4</text:span><text:span text:style-name="T3">];</text:span><text:line-break/><text:span text:style-name="T3"> rect.points(flow_pts);</text:span><text:line-break/><text:line-break/><text:span text:style-name="T3"> </text:span><text:span text:style-name="T7">if </text:span><text:span text:style-name="T3">(</text:span><text:span text:style-name="T4">cv</text:span><text:span text:style-name="T3">::norm(flow_pts[</text:span><text:span text:style-name="T6">0</text:span><text:span text:style-name="T3">] </text:span><text:span text:style-name="T8">- </text:span><text:span text:style-name="T3">flow_pts[</text:span><text:span text:style-name="T6">1</text:span><text:span text:style-name="T3">]) &gt; </text:span><text:span text:style-name="T4">cv</text:span><text:span text:style-name="T3">::norm(flow_pts[</text:span><text:span text:style-name="T6">1</text:span><text:span text:style-name="T3">] </text:span><text:span text:style-name="T8">- </text:span><text:span text:style-name="T3">flow_pts[</text:span><text:span text:style-name="T6">2</text:span><text:span text:style-name="T3">])) {</text:span><text:line-break/><text:span text:style-name="T3"> <text:s text:c="4"/></text:span><text:span text:style-name="T9">// 0-1 is the long side</text:span><text:line-break/><text:span text:style-name="T9"> <text:s text:c="4"/></text:span><text:span text:style-name="T11">sorted_pts </text:span><text:span text:style-name="T3">= {flow_pts[</text:span><text:span text:style-name="T6">0</text:span><text:span text:style-name="T3">], flow_pts[</text:span><text:span text:style-name="T6">1</text:span><text:span text:style-name="T3">], flow_pts[</text:span><text:span text:style-name="T6">2</text:span><text:span text:style-name="T3">], flow_pts[</text:span><text:span text:style-name="T6">3</text:span><text:span text:style-name="T3">]};</text:span><text:line-break/><text:span text:style-name="T3"> } </text:span><text:span text:style-name="T7">else </text:span><text:span text:style-name="T3">{</text:span><text:line-break/><text:span text:style-name="T3"> <text:s text:c="4"/></text:span><text:span text:style-name="T9">// 1-2 is the long side</text:span><text:line-break/><text:span text:style-name="T9"> <text:s text:c="4"/></text:span><text:span text:style-name="T11">sorted_pts </text:span><text:span text:style-name="T3">= {flow_pts[</text:span><text:span text:style-name="T6">1</text:span><text:span text:style-name="T3">], flow_<text:tab/>pts[</text:span><text:span text:style-name="T6">2</text:span><text:span text:style-name="T3">], flow_pts[</text:span><text:span text:style-name="T6">3</text:span><text:span text:style-name="T3">], flow_pts[</text:span><text:span text:style-name="T6">0</text:span><text:span text:style-name="T3">]};</text:span><text:line-break/><text:span text:style-name="T3"> }</text:span><text:line-break/><text:span text:style-name="T9">//sort </text:span><text:span text:style-name="T10">了个坤</text:span><text:span text:style-name="T9">8 </text:span><text:span text:style-name="T10">这个</text:span><text:span text:style-name="T9">flowpts</text:span><text:span text:style-name="T10">更是一坨屎</text:span><text:line-break/><text:span text:style-name="T9">//dst</text:span><text:span text:style-name="T10">框 理所应当的依托答辩</text:span><text:line-break/><text:bookmark-start text:name="__DdeLink__10048_3543288027"/><text:span text:style-name="T10"> </text:span><text:span text:style-name="T3">line(</text:span><text:span text:style-name="T11">rune_debug</text:span><text:span text:style-name="T3">, </text:span><text:span text:style-name="T11">sorted_pts</text:span><text:span text:style-name="T8">[</text:span><text:span text:style-name="T6">0</text:span><text:span text:style-name="T8">]</text:span><text:span text:style-name="T3">, </text:span><text:span text:style-name="T11">sorted_pts</text:span><text:span text:style-name="T8">[</text:span><text:span text:style-name="T6">1</text:span><text:span text:style-name="T8">]</text:span><text:span text:style-name="T3">, </text:span><text:span text:style-name="T4">cv</text:span><text:span text:style-name="T3">::Scalar(</text:span><text:span text:style-name="T6">255</text:span><text:span text:style-name="T3">,</text:span><text:span text:style-name="T6">255</text:span><text:span text:style-name="T3">,</text:span><text:span text:style-name="T6">0</text:span><text:span text:style-name="T3">), </text:span><text:span text:style-name="T6">5</text:span><text:span text:style-name="T3">);</text:span><text:line-break/><text:bookmark-end text:name="__DdeLink__10048_3543288027"/><text:line-break/><text:span text:style-name="T3"> </text:span><text:bookmark-start text:name="__DdeLink__10046_3543288027"/><text:span text:style-name="T9">//0 is near the center</text:span><text:line-break/><text:span text:style-name="T9"> </text:span><text:span text:style-name="T7">if </text:span><text:span text:style-name="T3">(</text:span><text:line-break/><text:span text:style-name="T3"> <text:s text:c="8"/></text:span><text:span text:style-name="T4">cv</text:span><text:span text:style-name="T3">::norm(</text:span><text:span text:style-name="T11">sorted_pts</text:span><text:span text:style-name="T8">[</text:span><text:span text:style-name="T6">0</text:span><text:span text:style-name="T8">] - </text:span><text:span text:style-name="T3">fana.</text:span><text:span text:style-name="T11">rrect</text:span><text:span text:style-name="T3">.</text:span><text:span text:style-name="T11">center</text:span><text:span text:style-name="T3">) &gt;</text:span><text:line-break/><text:span text:style-name="T3"> <text:s text:c="8"/></text:span><text:span text:style-name="T4">cv</text:span><text:span text:style-name="T3">::norm(</text:span><text:span text:style-name="T11">sorted_pts</text:span><text:span text:style-name="T8">[</text:span><text:span text:style-name="T6">1</text:span><text:span text:style-name="T8">] - </text:span><text:span text:style-name="T3">fana.</text:span><text:span text:style-name="T11">rrect</text:span><text:span text:style-name="T3">.</text:span><text:span text:style-name="T11">center</text:span><text:span text:style-name="T3">)) {</text:span><text:line-break/><text:span text:style-name="T3"> <text:s text:c="4"/>swap(</text:span><text:span text:style-name="T11">sorted_pts</text:span><text:span text:style-name="T8">[</text:span><text:span text:style-name="T6">0</text:span><text:span text:style-name="T8">]</text:span><text:span text:style-name="T3">, </text:span><text:span text:style-name="T11">sorted_pts</text:span><text:span text:style-name="T8">[</text:span><text:span text:style-name="T6">1</text:span><text:span text:style-name="T8">]</text:span><text:span text:style-name="T3">);</text:span><text:line-break/><text:span text:style-name="T3"> }</text:span><text:line-break/><text:span text:style-name="T3"> </text:span><text:span text:style-name="T7">if </text:span><text:span text:style-name="T3">(</text:span><text:line-break/><text:span text:style-name="T3"> <text:s text:c="8"/></text:span><text:span text:style-name="T4">cv</text:span><text:span text:style-name="T3">::norm(</text:span><text:span text:style-name="T11">sorted_pts</text:span><text:span text:style-name="T8">[</text:span><text:span text:style-name="T6">2</text:span><text:span text:style-name="T8">] - </text:span><text:span text:style-name="T3">fana.</text:span><text:span text:style-name="T11">rrect</text:span><text:span text:style-name="T3">.</text:span><text:span text:style-name="T11">center</text:span><text:span text:style-name="T3">) &gt;</text:span><text:line-break/><text:span text:style-name="T3"> <text:s text:c="8"/></text:span><text:span text:style-name="T4">cv</text:span><text:span text:style-name="T3">::norm(</text:span><text:span text:style-name="T11">sorted_pts</text:span><text:span text:style-name="T8">[</text:span><text:span text:style-name="T6">3</text:span><text:span text:style-name="T8">] - </text:span><text:span text:style-name="T3">fana.</text:span><text:span text:style-name="T11">rrect</text:span><text:span text:style-name="T3">.</text:span><text:span text:style-name="T11">center</text:span><text:span text:style-name="T3">)) {</text:span><text:line-break/><text:span text:style-name="T3"> <text:s text:c="4"/>swap(</text:span><text:span text:style-name="T11">sorted_pts</text:span><text:span text:style-name="T8">[</text:span><text:span text:style-name="T6">2</text:span><text:span text:style-name="T8">]</text:span><text:span text:style-name="T3">, </text:span><text:span text:style-name="T11">sorted_pts</text:span><text:span text:style-name="T8">[</text:span><text:span text:style-name="T6">3</text:span><text:span text:style-name="T8">]</text:span><text:span text:style-name="T3">);</text:span><text:line-break/><text:span text:style-name="T3"> }</text:span><text:line-break/><text:bookmark-end text:name="__DdeLink__10046_3543288027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0:20:43.117687976</meta:creation-date>
    <dc:date>2024-03-01T22:11:23.755098843</dc:date>
    <meta:editing-duration>PT38M2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73" meta:character-count="900" meta:non-whitespace-character-count="736"/>
  </office:meta>
</office:document-meta>
</file>